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Text_20_body">
      <style:paragraph-properties fo:margin-top="0cm" fo:margin-bottom="0cm"/>
    </style:style>
    <style:style style:name="P3" style:family="paragraph" style:parent-style-name="Standard">
      <style:paragraph-properties fo:break-before="page"/>
    </style:style>
    <style:style style:name="P4" style:family="paragraph" style:parent-style-name="List_20_Contents">
      <style:text-properties fo:language="en" fo:country="none"/>
    </style:style>
    <style:style style:name="P5" style:family="paragraph" style:parent-style-name="List_20_Contents">
      <style:paragraph-properties fo:margin-top="0cm" fo:margin-bottom="0.499cm"/>
      <style:text-properties fo:language="en" fo:country="none"/>
    </style:style>
    <style:style style:name="P6" style:family="paragraph" style:parent-style-name="Standard">
      <style:paragraph-properties fo:margin-top="0cm" fo:margin-bottom="0.499cm"/>
    </style:style>
    <style:style style:name="P7" style:family="paragraph" style:parent-style-name="Heading_20_1">
      <style:text-properties fo:language="en" fo:country="none"/>
    </style:style>
    <style:style style:name="P8" style:family="paragraph" style:parent-style-name="Standard">
      <style:text-properties fo:font-weight="bold" style:font-weight-asian="bold"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1">
      <style:paragraph-properties fo:margin-top="0cm" fo:margin-bottom="0cm"/>
    </style:style>
    <style:style style:name="T1" style:family="text">
      <style:text-properties style:text-position="33% 80%"/>
    </style:style>
    <style:style style:name="T2"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979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1.72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1.402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3.043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3.731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4.022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1.058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3.836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4.048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raw:frame draw:style-name="fr1" draw:name="gráficos5" text:anchor-type="as-char" svg:width="17.06cm" svg:height="15.071cm" draw:z-index="4"><draw:image xlink:href="http://cdn.instructables.com/FVW/W6ZL/HJ1XP591/FVWW6ZLHJ1XP591.LARGE.jpg" xlink:type="simple" xlink:show="embed" xlink:actuate="onLoad"/></draw:frame> </text:p>
      <text:p text:style-name="Standard"><text:soft-page-break/><draw:frame draw:style-name="fr2" draw:name="gráficos1" text:anchor-type="as-char" svg:width="19.606cm" svg:height="14.446cm" draw:z-index="0"><draw:image xlink:href="http://www.electrodragon.com/w/images/c/cb/Dot_Matrix_Display_Kit_w_MAX7219_IC_PCB_schematic.png" xlink:type="simple" xlink:show="embed" xlink:actuate="onLoad"/></draw:frame></text:p>
      <text:p text:style-name="Standard"/>
      <text:p text:style-name="Standard"/>
      <text:p text:style-name="Standard">UVp-2088 Column Anode → Common cathode in row</text:p>
      <text:p text:style-name="Standard">Row Cathode</text:p>
      <text:p text:style-name="Standard"><draw:frame draw:style-name="fr1" draw:name="gráficos6" text:anchor-type="as-char" svg:width="11.464cm" svg:height="8.851cm" draw:z-index="7"><draw:image xlink:href="http://www.electro-tech-online.com/attachments/uvp-2x88a-pinout-gif.14526/" xlink:type="simple" xlink:show="embed" xlink:actuate="onLoad"/></draw:frame> </text:p>
      <text:p text:style-name="Standard"><text:soft-page-break/><text:s/></text:p>
      <text:p text:style-name="Standard"><draw:frame draw:style-name="fr3" draw:name="gráficos7" text:anchor-type="as-char" svg:width="15.52cm" svg:height="10.795cm" draw:z-index="8"><draw:image xlink:href="http://i03.c.aliimg.com/img/ibank/2013/417/865/763568714_1281848963.jpg" xlink:type="simple" xlink:show="embed" xlink:actuate="onLoad"/></draw:frame><text:bookmark text:name="irc_mi"/> </text:p>
      <text:p text:style-name="Standard"/>
      <text:p text:style-name="Standard"><text:a xlink:type="simple" xlink:href="http://i0.wp.com/tronixstuff.com/wp-content/uploads/2013/09/max7219_resistor_table.jpg"/></text:p>
      <text:p text:style-name="Standard"><text:a xlink:type="simple" xlink:href="http://i0.wp.com/tronixstuff.com/wp-content/uploads/2013/09/max7219_resistor_table.jpg"/></text:p>
      <text:p text:style-name="Standard"><text:a xlink:type="simple" xlink:href="http://i0.wp.com/tronixstuff.com/wp-content/uploads/2013/09/max7219_resistor_table.jpg">http://i0.wp.com/tronixstuff.com/wp-content/uploads/2013/09/max7219_resistor_table.jpg</text:a></text:p>
      <text:p text:style-name="Standard"><draw:frame draw:style-name="fr2" draw:name="gráficos2" text:anchor-type="as-char" svg:width="13.229cm" svg:height="6.694cm" draw:z-index="1"><draw:image xlink:href="http://i0.wp.com/tronixstuff.com/wp-content/uploads/2013/09/max7219_resistor_table.jpg?resize=500%2C253" xlink:type="simple" xlink:show="embed" xlink:actuate="onLoad"/></draw:frame> <text:s/></text:p>
      <text:p text:style-name="Standard"><text:a xlink:type="simple" xlink:href="http://www.planetarduino.org/?cat=432">http://www.planetarduino.org/?cat=432</text:a></text:p>
      <text:p text:style-name="Standard"><text:soft-page-break/><draw:frame draw:style-name="fr2" draw:name="gráficos3" text:anchor-type="as-char" svg:width="8.387cm" svg:height="4.868cm" draw:z-index="2"><draw:image xlink:href="http://4.bp.blogspot.com/-kyh8sHvhy30/UQeoG3NUJdI/AAAAAAAAC3o/tRYVGYi4fs4/s1600/Esquema.GIF" xlink:type="simple" xlink:show="embed" xlink:actuate="onLoad"/></draw:frame> </text:p>
      <text:p text:style-name="Standard"/>
      <text:p text:style-name="Standard"><draw:frame draw:style-name="fr2" draw:name="gráficos4" text:anchor-type="as-char" svg:width="11.959cm" svg:height="8.361cm" draw:z-index="3"><draw:image xlink:href="http://www.hispavila.com/3ds/atmega/ds1307reloj_archivos/ds1307.gif" xlink:type="simple" xlink:show="embed" xlink:actuate="onLoad"/></draw:frame> </text:p>
      <text:p text:style-name="Standard">conect rtc to arduino.<text:line-break/><text:line-break/>conect  SDA  to Arduino A4.<text:line-break/>conect  SCL  to Arduino A5.<text:line-break/>conect vcc to  +5v<text:line-break/>conect gnd to gnd </text:p>
      <text:p text:style-name="Standard"/>
      <text:p text:style-name="Standard"/>
      <text:p text:style-name="Standard"/>
      <text:p text:style-name="Standard"><text:a xlink:type="simple" xlink:href="http://www.instructables.com/id/Clock-with-termometer-using-Arduino-i2c-16x2-lcd-D/">http://www.instructables.com/id/Clock-with-termometer-using-Arduino-i2c-16x2-lcd-D/</text:a></text:p>
      <text:p text:style-name="Standard"/>
      <text:p text:style-name="Standard"><text:a xlink:type="simple" xlink:href="http://www.sharatronica.com/cd4017.html">http://www.sharatronica.com/cd4017.html</text:a></text:p>
      <text:p text:style-name="Standard"/>
      <text:p text:style-name="Standard"/>
      <text:p text:style-name="Standard">Sensor óptico</text:p>
      <text:p text:style-name="Standard"/>
      <text:p text:style-name="P3"/>
      <text:p text:style-name="Standard"><draw:frame draw:style-name="fr1" draw:name="gráficos8" text:anchor-type="as-char" svg:width="10.696cm" svg:height="5.856cm" draw:z-index="5"><draw:image xlink:href="https://opencircuit.nl/ProductImages/100202/Pinout.jpg" xlink:type="simple" xlink:show="embed" xlink:actuate="onLoad"/></draw:frame><text:bookmark text:name="irc_mi1"/> </text:p>
      <text:p text:style-name="Standard"/>
      <text:p text:style-name="Standard"><draw:frame draw:style-name="fr1" draw:name="gráficos9" text:anchor-type="as-char" svg:width="10.451cm" svg:height="5.787cm" draw:z-index="6"><draw:image xlink:href="http://dlnmh9ip6v2uc.cloudfront.net/datasheets/Components/Switches/SW016.JPG" xlink:type="simple" xlink:show="embed" xlink:actuate="onLoad"/></draw:frame> </text:p>
      <text:p text:style-name="Standard"/>
      <text:p text:style-name="Standard"><draw:frame draw:style-name="fr1" draw:name="gráficos10" text:anchor-type="as-char" svg:width="5.801cm" svg:height="5.241cm" draw:z-index="9"><draw:image xlink:href="http://3.bp.blogspot.com/-NSfRdhwsx4M/URtoqi0o3zI/AAAAAAAACMg/UV1ndu0KC9g/s1600/atmega_dht11_dht22_sample.jpg" xlink:type="simple" xlink:show="embed" xlink:actuate="onLoad"/></draw:frame><text:bookmark text:name="irc_mi2"/> </text:p>
      <text:p text:style-name="Standard">http://www.hobbytronics.co.uk/mosfet-voltage-level-converter</text:p>
      <text:p text:style-name="Standard"><draw:frame draw:style-name="fr2" draw:name="gráficos11" text:anchor-type="as-char" svg:width="8.521cm" svg:height="4.509cm" draw:z-index="10"><draw:image xlink:href="http://www.hobbytronics.co.uk/image/data/tutorial/mosfet-level-converter-2.jpg" xlink:type="simple" xlink:show="embed" xlink:actuate="onLoad"/></draw:frame> <text:s/></text:p>
      <text:p text:style-name="Standard"><text:soft-page-break/><draw:frame draw:style-name="fr2" draw:name="gráficos12" text:anchor-type="as-char" svg:width="13.229cm" svg:height="10.372cm" draw:z-index="11"><draw:image xlink:href="http://imgs.inkfrog.com/pix/ebayimage2012/24918-4.jpg" xlink:type="simple" xlink:show="embed" xlink:actuate="onLoad"/></draw:frame> </text:p>
      <text:p text:style-name="P8">Placa</text:p>
      <text:p text:style-name="Standard">Main board</text:p>
      <text:p text:style-name="Standard">En v0.2 están A0, A1, A2, A3 para botones (en placa A0, A1, A2, A3)</text:p>
      <text:p text:style-name="Standard">El chip <text:s text:c="2"/>usa los pines 10, 11, 12</text:p>
      <text:p text:style-name="Standard">Se exportan 2-9 (en placa D2-D9)</text:p>
      <text:p text:style-name="Standard">13 libre</text:p>
      <text:p text:style-name="Standard">Botones → En v.0.1 K4 es A0, K3 es A1. http://arduino.cc/en/Tutorial/InputPullupSerial</text:p>
      <text:p text:style-name="Standard">pinMode(0, INPUT_PULLUP); analogRead(0); (se han cableado a analog)???</text:p>
      <text:p text:style-name="Standard"/>
      <text:p text:style-name="Standard">TODO</text:p>
      <text:p text:style-name="Standard">Arreglar conexión masas en V.0.3 para V.0.4</text:p>
      <text:p text:style-name="Standard">Revisar agujeros batería, demasiado grandes. ELIMINAR</text:p>
      <text:p text:style-name="Standard">Revisar agujeros switch, demasiado pequeños</text:p>
      <text:p text:style-name="Standard">Añadir TEA5767 / TDA7330 http://www.vwlowen.co.uk/arduino/bedside-clock/page2.htm</text:p>
      <text:p text:style-name="Standard"><text:a xlink:type="simple" xlink:href="http://nicuflorica.blogspot.ro/2013/06/radio-fm-cu-tea5767-si-arduino-ii.html">http://nicuflorica.blogspot.ro/2013/06/radio-fm-cu-tea5767-si-arduino-ii.html</text:a></text:p>
      <text:p text:style-name="Standard"><text:a xlink:type="simple" xlink:href="http://blog.simtronyx.de/en/simple-fm-stereo-radio-with-a-tea5767-breakout-module-and-an-arduino/">http://blog.simtronyx.de/en/simple-fm-stereo-radio-with-a-tea5767-breakout-module-and-an-arduino/</text:a></text:p>
      <text:p text:style-name="Standard"><text:a xlink:type="simple" xlink:href="http://nicuflorica.blogspot.ro/2014/11/modul-de-afisare-cu-8-cifre-led-din-7_11.html">http://nicuflorica.blogspot.ro/2014/11/modul-de-afisare-cu-8-cifre-led-din-7_11.html</text:a></text:p>
      <text:p text:style-name="Standard"/>
      <text:p text:style-name="Standard">Sensor-power</text:p>
      <text:p text:style-name="Standard">RTC se conecta por I2C SDA (A4) SCL (A5)</text:p>
      <text:p text:style-name="Standard">Scanning...</text:p>
      <text:p text:style-name="Standard">I2C device found at address 0x50 <text:s/>!</text:p>
      <text:p text:style-name="Standard">I2C device found at address 0x68 <text:s/>!</text:p>
      <text:p text:style-name="Standard">done</text:p>
      <text:p text:style-name="Standard"/>
      <text:p text:style-name="Standard">BMP180 SDA (A4) SCL (A5) (OK)</text:p>
      <text:p text:style-name="Standard">DHT11 conecta a D6 (OK)</text:p>
      <text:p text:style-name="Standard">BOOST (pendiente)</text:p>
      <text:p text:style-name="Standard"/>
      <text:p text:style-name="Standard">Es posible usar otros con SerialTWI</text:p>
      <text:p text:style-name="P2"><text:soft-page-break/><text:span text:style-name="Strong_20_Emphasis">SPI: 10 (SS), 11 (MOSI), 12 (MISO), 13 (SCK).</text:span></text:p>
      <text:p text:style-name="Standard"/>
      <text:p text:style-name="Standard">Poner también batería?</text:p>
      <text:p text:style-name="Standard">Cargador? 2 AA</text:p>
      <text:p text:style-name="Standard"/>
      <text:p text:style-name="P1"/>
      <text:p text:style-name="Standard"/>
      <text:p text:style-name="Text_20_body">In addition, some pins have specialized functions: </text:p>
      <text:list xml:id="list20430502" text:style-name="L1">
        <text:list-item>
          <text:p text:style-name="P12"><text:span text:style-name="Strong_20_Emphasis">Serial: 0 (RX) and 1 (TX).</text:span> Used to receive (RX) and transmit (TX) TTL serial data. These pins are connected to the TX-0 and RX-1 pins of the six pin header. </text:p>
        </text:list-item>
        <text:list-item>
          <text:p text:style-name="P12"><text:span text:style-name="Strong_20_Emphasis">External Interrupts: 2 and 3.</text:span> These pins can be configured to trigger an interrupt on a low value, a rising or falling edge, or a change in value. See the <text:a xlink:type="simple" xlink:href="http://arduino.cc/en/Reference/AttachInterrupt">attachInterrupt()</text:a> function for details. </text:p>
        </text:list-item>
        <text:list-item>
          <text:p text:style-name="P12"><text:span text:style-name="Strong_20_Emphasis">PWM: 3, 5, 6, 9, 10, and 11.</text:span> Provide 8-bit PWM output with the <text:a xlink:type="simple" xlink:href="http://arduino.cc/en/Reference/AnalogWrite">analogWrite()</text:a> function. </text:p>
        </text:list-item>
        <text:list-item>
          <text:p text:style-name="P12"><text:span text:style-name="Strong_20_Emphasis">SPI: 10 (SS), 11 (MOSI), 12 (MISO), 13 (SCK).</text:span> These pins support SPI communication, which, although provided by the underlying hardware, is not currently included in the Arduino language. </text:p>
        </text:list-item>
        <text:list-item>
          <text:p text:style-name="P9"><text:span text:style-name="Strong_20_Emphasis">LED: 13.</text:span> There is a built-in LED connected to digital pin 13. When the pin is HIGH value, the LED is on, when the pin is LOW, it's off. </text:p>
        </text:list-item>
      </text:list>
      <text:p text:style-name="Text_20_body">The Pro Mini has 8 analog inputs, each of which provide 10 bits of resolution (i.e. 1024 different values). Four of them are on the headers on the edge of the board; two (inputs 4 and 5) on holes in the interior of the board. The analog inputs measure from ground to VCC. Additionally, some pins have specialized functionality: </text:p>
      <text:list xml:id="list20425633" text:style-name="L2">
        <text:list-item>
          <text:p text:style-name="P10"><text:span text:style-name="Strong_20_Emphasis">I</text:span><text:span text:style-name="Strong_20_Emphasis"><text:span text:style-name="T1">2</text:span></text:span><text:span text:style-name="Strong_20_Emphasis">C: A4 (SDA) and A5 (SCL).</text:span> Support I<text:span text:style-name="T1">2</text:span>C (TWI) communication using the <text:a xlink:type="simple" xlink:href="http://arduino.cc/en/Reference/Wire">Wire library</text:a>. </text:p>
        </text:list-item>
      </text:list>
      <text:p text:style-name="Text_20_body">There is another pin on the board: </text:p>
      <text:list xml:id="list20431632" text:style-name="L3">
        <text:list-item>
          <text:p text:style-name="P11"><text:span text:style-name="Strong_20_Emphasis">Reset.</text:span> Bring this line LOW to reset the microcontroller. Typically used to add a reset button to shields which block the one on the board. </text:p>
        </text:list-item>
      </text:list>
      <text:p text:style-name="Text_20_body"/>
      <text:p text:style-name="Text_20_body"/>
      <text:h text:style-name="P7" text:outline-level="1"><text:bookmark text:name="firstHeading"/>Protel Gerber Layer Names</text:h>
      <text:section text:style-name="Sect1" text:name="bodyContent">
        <text:section text:style-name="Sect2" text:name="mw-content-text">
          <text:p text:style-name="P4">GTO - Gerber Top Overlay (silkscreen) </text:p>
          <text:p text:style-name="P4">GBO - Gerber Bottom Overlay (silkscreen) </text:p>
          <text:p text:style-name="P4">GTL - Gerber Top Signal </text:p>
          <text:p text:style-name="P4">GBL - Gerber Bottom Signal </text:p>
          <text:p text:style-name="P4">GTS - Gerber Top Solder Mask </text:p>
          <text:p text:style-name="P4">GBS - Gerber Bottom Solder Mask </text:p>
          <text:p text:style-name="P4">GTP - Gerber Top Paste Mask </text:p>
          <text:p text:style-name="P4">GBP - Gerber Bottom Paste Mask </text:p>
          <text:p text:style-name="P4">GM1 - Gerber Mechanical 1 </text:p>
          <text:p text:style-name="P4">GM2 - Gerber Mechanical 2 </text:p>
          <text:p text:style-name="P4">GM3 - Gerber Mechanical 3 </text:p>
          <text:p text:style-name="P4">GM4 - Gerber Mechanical 4 </text:p>
          <text:p text:style-name="P4">GDD - Gerber Drill Drawing </text:p>
          <text:p text:style-name="P4">GD1 - Gerber Drill Drawing, Top To Mid 1 </text:p>
          <text:p text:style-name="P4">GD2 - Gerber Drill Drawing, Mid 1 To Mid 2 </text:p>
          <text:p text:style-name="P4">GDG - Gerber Drill Guide </text:p>
          <text:p text:style-name="P4"><text:soft-page-break/>GG1 - Gerber Drill Guide, Top To Mid 1 </text:p>
          <text:p text:style-name="P4">GG2 - Gerber Drill Guide, Mid 1 To Mid 2 </text:p>
          <text:p text:style-name="P4">GPT - Gerber Top Pad Master </text:p>
          <text:p text:style-name="P4">GPB - Gerber Bottom Pad Master </text:p>
          <text:p text:style-name="P4">GKO - Gerber Keepout </text:p>
          <text:p text:style-name="P4">PO1 - Gerber Panels </text:p>
          <text:p text:style-name="P5">REP - Report file </text:p>
          <text:p text:style-name="P4">TXT - ASCII NC Drill </text:p>
          <text:p text:style-name="P4">DRL - EIA NC Drill </text:p>
          <text:p text:style-name="P5">DRR - NC Drill Report </text:p>
          <text:p text:style-name="P5">APR - Aperature File </text:p>
        </text:section>
      </text:section>
      <text:p text:style-name="Text_20_body"/>
      <text:p text:style-name="Text_20_body">Coin cell holder</text:p>
      <text:p text:style-name="Standard"><text:a xlink:type="simple" xlink:href="http://www.shogyo.com/pdf/ch224-2032lf.pdf">http://www.shogyo.com/pdf/ch224-2032lf.pdf</text:a></text:p>
      <text:p text:style-name="Standard"/>
      <text:p text:style-name="Standard">NOKIA LCD takes 4 digital lines</text:p>
      <text:p text:style-name="Standard">3.3V !!!</text:p>
      <text:p text:style-name="Standard">http://www.google.es/url?sa=i&amp;rct=j&amp;q=&amp;esrc=s&amp;source=images&amp;cd=&amp;cad=rja&amp;uact=8&amp;ved=0CAUQjhw&amp;url=http%3A%2F%2Fnicuflorica.blogspot.com%2F2013%2F08%2Fafisajul-folosit-la-telefoanele-nokia.html&amp;ei=s8ytVJyOHYStU5Skg4gI&amp;bvm=bv.83134100,d.d24&amp;psig=AFQjCNFrW_TDc2UuTrOCLbg6gxJRcV6MJQ&amp;ust=1420762184205945</text:p>
      <text:p text:style-name="Standard"/>
      <text:p text:style-name="Standard"/>
      <text:p text:style-name="Standard"/>
      <text:p text:style-name="Standard">http://drianoxaman.blogspot.com.es/2013/03/arduino-usb-lipo-charger-5v-booster.html</text:p>
      <text:p text:style-name="Standard"><text:soft-page-break/><draw:frame draw:style-name="fr2" draw:name="gráficos13" text:anchor-type="as-char" svg:width="19.764cm" svg:height="14.817cm" draw:z-index="12"><draw:image xlink:href="http://www.arduino.cc/playground/uploads/S1D15G10NokiaLCD/Nokia_LCD_Schematic.jpg" xlink:type="simple" xlink:show="embed" xlink:actuate="onLoad"/></draw:frame><text:bookmark text:name="irc_mi3"/> </text:p>
      <text:p text:style-name="Standard"/>
      <text:p text:style-name="Standard"><text:soft-page-break/><draw:frame draw:style-name="fr4" draw:name="gráficos14" text:anchor-type="as-char" svg:width="29.21cm" svg:height="11.404cm" draw:z-index="13"><draw:image xlink:href="http://www.hobbyelectronica.nl/wp-content/uploads/2013/09/Nokia-5110-LCD_s.jpg" xlink:type="simple" xlink:show="embed" xlink:actuate="onLoad"/></draw:frame><text:bookmark text:name="irc_mi4"/> </text:p>
      <text:p text:style-name="Standard"/>
      <text:p text:style-name="Standard"/>
      <text:p text:style-name="Standard">RTC.</text:p>
      <text:p text:style-name="Standard">Not very accurate.</text:p>
      <text:p text:style-name="Standard"/>
      <text:p text:style-name="Standard">The two Sainsmart Tiny-RTC units I just received had CR2032 (non-rechargeable) lithium coin cells in them. THESE ARE NOT THE RIGHT BATTERY TYPE for Tiny-RTC circuits, and may leak or catch fire if the circuit is left powered from Vcc for long periods of time!<text:line-break/><text:line-break/>You *can* use the CR2032 battery and it should last 3 years or more in this application, but the Tiny-RTC module must have its battery charging circuit removed to do so safely. The modification is: Remove R5, D1, R4, R6, and replace R6 with a shorting wire. Or you can try to find the proper battery, which is a LIR2032 and can be ordered easily right here on Amazon but probably isn't available at your neighborhood Radio Shack.<text:line-break/><text:line-break/>Three stars because the circuits themselves work just fine, -2 for shady supplier putting cheap, incorrect batteries in. </text:p>
      <text:p text:style-name="Standard"/>
      <text:p text:style-name="Standard"><text:line-break/>If you need to reset the date and time look here http://forum.arduino.cc/index.php?topic=184908.0<text:line-break/><text:line-break/>the addresses are<text:line-break/>x50 EEPROM<text:line-break/>x68 RTC </text:p>
      <text:p text:style-name="Standard"/>
      <text:p text:style-name="Standard"><text:soft-page-break/><draw:frame draw:style-name="fr2" draw:name="gráficos15" text:anchor-type="as-char" svg:width="20.479cm" svg:height="15.081cm" draw:z-index="14"><draw:image xlink:href="http://forum.arduino.cc/index.php?action=dlattach;topic=177297.0;attach=108133;image" xlink:type="simple" xlink:show="embed" xlink:actuate="onLoad"/></draw:frame><text:bookmark text:name="thumb_108133"/> </text:p>
      <text:p text:style-name="Standard"><text:soft-page-break/><draw:frame draw:style-name="fr2" draw:name="gráficos16" text:anchor-type="as-char" svg:width="12.541cm" svg:height="14.42cm" draw:z-index="15"><draw:image xlink:href="http://forum.arduino.cc/index.php?action=dlattach;topic=177297.0;attach=108135;image" xlink:type="simple" xlink:show="embed" xlink:actuate="onLoad"/></draw:frame><text:bookmark text:name="thumb_108135"/> </text:p>
      <text:p text:style-name="Standard"/>
      <text:p text:style-name="Standard"/>
      <text:p text:style-name="Standard"><text:tab/></text:p>
      <text:p text:style-name="Standard"/>
      <text:p text:style-name="Standard">http://electronics.stackexchange.com/search?q=url%3Ahttp%3A%2F%2Farduino.stackexchange.comYou can always use the analog pins for digital writing.</text:p>
      <text:p text:style-name="Standard"/>
      <text:p text:style-name="Standard"><text:s text:c="4"/>digitalRead() works on all pins. It will just round the analog value received and present it to you. If analogRead(A0) is greater than or equal to 512, digitalRead(A0) will be 1, else 0.</text:p>
      <text:p text:style-name="Standard"><text:s text:c="4"/>digitalWrite() works on all pins, with allowed parameter 0 or 1. digitalWrite(A0,0) is the same as analogWrite(A0,0), and digitalWrite(A0,1) is the same as analogWrite(A0,255)</text:p>
      <text:p text:style-name="Standard"><text:s text:c="4"/>analogRead() works only on analog pins. It can take any value between 0 and 1023.</text:p>
      <text:p text:style-name="Standard"><text:s text:c="4"/>analogWrite() works on all analog pins and all digital PWM pins. You can supply it any value between 0 and 255.</text:p>
      <text:p text:style-name="Standard"/>
      <text:p text:style-name="Standard">The analog pins let you read/write analog values - basically, instead of giving out a voltage of 0 or 5 (as with digital), they can give a range of voltages between 0 and 5 (both as input and output). Note that the voltage during analog output is only the observed voltage with a multimeter. In reality, the analog pins send pulses of 0V and 5V signals to get an output that "looks" analog (this is PWM).</text:p>
      <text:p text:style-name="Standard"/>
      <text:p text:style-name="Standard">Regarding the number of pins: keep in mind that the PWM pins can be used for analog output. If you run out of pins, you can use multiplexing to make more. It is not necessary to get another <text:soft-page-break/>Arduino.</text:p>
      <text:p text:style-name="Standard"/>
      <text:p text:style-name="Standard">LED RGB Common cathode</text:p>
      <text:p text:style-name="Standard"/>
      <text:p text:style-name="Standard"><draw:frame draw:style-name="fr5" draw:name="gráficos17" text:anchor-type="as-char" svg:width="16.011cm" svg:height="7.248cm" draw:z-index="16"><draw:image xlink:href="http://www.hertaville.com/wp-content/uploads/2011/07/rgb.jpg" xlink:type="simple" xlink:show="embed" xlink:actuate="onLoad"/></draw:frame><text:bookmark text:name="irc_mi5"/> </text:p>
      <text:p text:style-name="Standard"/>
      <text:p text:style-name="Standard"><draw:frame draw:style-name="fr6" draw:name="gráficos20" text:anchor-type="as-char" svg:width="13.524cm" svg:height="6.288cm" draw:z-index="18"><draw:image xlink:href="http://bildr.org/blog/wp-content/uploads/2011/01/RGBLEDs2.png" xlink:type="simple" xlink:show="embed" xlink:actuate="onLoad"/></draw:frame><text:bookmark text:name="irc_mi7"/> </text:p>
      <text:p text:style-name="Standard"/>
      <text:p text:style-name="Standard">200mA is the maximum of all the combined pins, no one pin to exceed 40mA </text:p>
      <text:p text:style-name="Standard">3x 20mA → 60</text:p>
      <text:p text:style-name="Standard">without transistor</text:p>
      <text:p text:style-name="Standard">Max current 20mA, working at 10mA</text:p>
      <text:p text:style-name="Standard">RGB 160, 150, 1</text:p>
      <text:p text:style-name="Standard">http://talkingelectronics.com/projects/30%20LED%20Projects/30%20LED%20Projects.html</text:p>
      <text:p text:style-name="Standard"><text:soft-page-break/><draw:frame draw:style-name="fr2" draw:name="gráficos21" text:anchor-type="as-char" svg:width="14.949cm" svg:height="23.151cm" draw:z-index="19"><draw:image xlink:href="http://talkingelectronics.com/projects/30%20LED%20Projects/images/LED-Outlines.jpg" xlink:type="simple" xlink:show="embed" xlink:actuate="onLoad"/></draw:frame> </text:p>
      <text:p text:style-name="Standard">Night clock </text:p>
      <text:p text:style-name="Standard"><text:a xlink:type="simple" xlink:href="http://www.instructables.com/id/LED-Dawn-Sunrise-Alarm-Clock-Nightlight-Secur/all/?lang=es">http://www.instructables.com/id/LED-Dawn-Sunrise-Alarm-Clock-Nightlight-Secur/all/?lang=es</text:a></text:p>
      <text:p text:style-name="Standard"/>
      <text:p text:style-name="Standard">Level shifter</text:p>
      <text:p text:style-name="Standard"><text:a xlink:type="simple" xlink:href="http://husstechlabs.com/support/tutorials/bi-directional-level-shifter/">http://husstechlabs.com/support/tutorials/bi-directional-level-shifter/</text:a></text:p>
      <text:p text:style-name="Standard"><text:soft-page-break/></text:p>
      <text:p text:style-name="P6"><draw:frame draw:style-name="fr2" draw:name="gráficos18" text:anchor-type="as-char" svg:width="10.451cm" svg:height="5.106cm" draw:z-index="17"><draw:image xlink:href="http://husstechlabs.com/wp-content/uploads/2010/09/Level-shifter.jpg" xlink:type="simple" xlink:show="embed" xlink:actuate="onLoad"/></draw:frame></text:p>
      <text:section text:style-name="Sect1" text:name="attachment_276">
        <text:p text:style-name="Text_20_body">Level shifter</text:p>
      </text:section>
      <text:p text:style-name="Text_20_body">I used the general purpose 2N7000 MOSFET, but I had used some 3A power MOSFET’s while I was waiting for the 2N7000’s to arrive! <text:span text:style-name="T2">Note that the Gate is always connected to the LOWER voltage.</text:span></text:p>
      <text:p text:style-name="Standard"/>
      <text:p text:style-name="Standard"><text:a xlink:type="simple" xlink:href="http://www.hobbytronics.co.uk/mosfet-voltage-level-converter">http://www.hobbytronics.co.uk/mosfet-voltage-level-converter</text:a></text:p>
      <text:p text:style-name="Standard"/>
      <text:p text:style-name="Standard">Pegar un vistazo a esto</text:p>
      <text:p text:style-name="Standard"><text:a xlink:type="simple" xlink:href="http://www.thefrankes.com/wp/index.php?cat=41&amp;paged=7">http://www.thefrankes.com/wp/index.php?cat=41&amp;paged=7</text:a></text:p>
      <text:p text:style-name="Standard"/>
      <text:p text:style-name="Standard"><draw:frame draw:style-name="fr7" draw:name="gráficos19" text:anchor-type="as-char" svg:width="14.605cm" svg:height="9.208cm" draw:z-index="20"><draw:image xlink:href="http://1.bp.blogspot.com/-Al_J9G8kR_Q/UUvCf3X1ciI/AAAAAAAAAKM/m9zC4egWGNw/s640/3.png" xlink:type="simple" xlink:show="embed" xlink:actuate="onLoad"/></draw:frame><text:bookmark text:name="irc_mi6"/> </text:p>
      <text:p text:style-name="Standard"/>
      <text:p text:style-name="Standard">http://arduino-info.wikispaces.com/IR-RemoteControl</text:p>
      <text:p text:style-name="Standard"><text:soft-page-break/>1.- Digital (PWM?) 2.- GND 3 VCC</text:p>
      <text:p text:style-name="Standard"><draw:frame draw:style-name="fr8" draw:name="gráficos23" text:anchor-type="as-char" svg:width="7.938cm" svg:height="6.8cm" draw:z-index="21"><draw:image xlink:href="http://blog.drk.com.ar/wp-content/uploads/2013/11/vs1838.png" xlink:type="simple" xlink:show="embed" xlink:actuate="onLoad"/></draw:frame><text:bookmark text:name="irc_mi9"/> </text:p>
      <text:p text:style-name="Standard"/>
      <text:p text:style-name="Standard"><text:bookmark text:name="irc_mi8"/></text:p>
      <text:p text:style-name="Standard"><text:a xlink:type="simple" xlink:href="http://drianoxaman.blogspot.com.es/2013/03/arduino-usb-lipo-charger-5v-booster.html">http://drianoxaman.blogspot.com.es/2013/03/arduino-usb-lipo-charger-5v-booster.html</text:a></text:p>
      <text:p text:style-name="Standard"><text:a xlink:type="simple" xlink:href="https://medium.com/@tomsimon/lipo-charger-board-for-the-arduino-nano-39e709f459bc">https://medium.com/@tomsimon/lipo-charger-board-for-the-arduino-nano-39e709f459bc</text:a></text:p>
      <text:p text:style-name="Standard"><text:a xlink:type="simple" xlink:href="https://www.tindie.com/products/onehorse/lipo-battery-charger-add-on-for-teensy-31/">https://www.tindie.com/products/onehorse/lipo-battery-charger-add-on-for-teensy-31/</text:a></text:p>
      <text:p text:style-name="Standard"/>
      <text:p text:style-name="Standard"/>
      <text:p text:style-name="Standard">TEA5767</text:p>
      <text:p text:style-name="Standard"><text:a xlink:type="simple" xlink:href="http://blog.simtronyx.de/en/simple-fm-stereo-radio-with-a-tea5767-breakout-module-and-an-arduino/">http://blog.simtronyx.de/en/simple-fm-stereo-radio-with-a-tea5767-breakout-module-and-an-arduino/</text:a></text:p>
      <text:p text:style-name="Standard"><text:a xlink:type="simple" xlink:href="http://www.vwlowen.co.uk/arduino/bedside-clock/bedside-clock.htm">http://www.vwlowen.co.uk/arduino/bedside-clock/bedside-clock.htm</text:a></text:p>
      <text:p text:style-name="Standard">https://www.electronicsblog.net/arduino-fm-receiver-with-tea5767/</text:p>
      <text:p text:style-name="Standard"><text:soft-page-break/><draw:frame draw:style-name="fr9" draw:name="gráficos24" text:anchor-type="as-char" svg:width="16.619cm" svg:height="13.199cm" draw:z-index="22"><draw:image xlink:href="http://www.elecfreaks.com/store/images/product_images/Wireless/RF/FM/Wireless_FM_TEA_04_LRG.jpg" xlink:type="simple" xlink:show="embed" xlink:actuate="onLoad"/></draw:frame><text:bookmark text:name="irc_mi10"/> </text:p>
      <text:p text:style-name="Standard"/>
      <text:p text:style-name="Standard"><draw:frame draw:style-name="fr10" draw:name="gráficos25" text:anchor-type="as-char" svg:width="16.549cm" svg:height="6.096cm" draw:z-index="23"><draw:image xlink:href="http://4.bp.blogspot.com/-KoWR1NSGSUM/U-Ghy0LaG3I/AAAAAAAAAcs/_VPg1BSC9-w/s1600/quick+schematic.jpg" xlink:type="simple" xlink:show="embed" xlink:actuate="onLoad"/></draw:frame><text:bookmark text:name="irc_mi11"/> </text:p>
      <text:p text:style-name="Standard"/>
      <text:p text:style-name="Standard"><text:soft-page-break/><draw:frame draw:style-name="fr2" draw:name="gráficos26" text:anchor-type="as-char" svg:width="16.805cm" svg:height="9.985cm" draw:z-index="24"><draw:image xlink:href="http://hackaweek.com/hacks/wp-content/uploads/2011/04/LM386ampschematicfinal1.jpg" xlink:type="simple" xlink:show="embed" xlink:actuate="onLoad"/></draw:frame> </text:p>
      <text:p text:style-name="Standard"/>
      <text:p text:style-name="Standard"><draw:frame draw:style-name="fr11" draw:name="gráficos27" text:anchor-type="as-char" svg:width="15.293cm" svg:height="6.72cm" draw:z-index="25"><draw:image xlink:href="http://www.proyectoelectronico.com/amplificadores-audio/imagenes/dibujo-amplificador-lm386.png" xlink:type="simple" xlink:show="embed" xlink:actuate="onLoad"/></draw:frame><text:bookmark text:name="irc_mi12"/> </text:p>
      <text:p text:style-name="Standard"/>
      <text:p text:style-name="Standard"><text:soft-page-break/><draw:frame draw:style-name="fr2" draw:name="gráficos28" text:anchor-type="as-char" svg:width="16.219cm" svg:height="6.906cm" draw:z-index="26"><draw:image xlink:href="http://startingelectronics.com/beginners/circuits/arduino-buzzer/arduino-buzzer-circuit-connections.png" xlink:type="simple" xlink:show="embed" xlink:actuate="onLoad"/></draw:frame> </text:p>
      <text:p text:style-name="Standard"/>
      <text:p text:style-name="Standard"><text:a xlink:type="simple" xlink:href="http://developer.mbed.org/users/4180_1/notebook/using-a-speaker-for-audio-output/">http://developer.mbed.org/users/4180_1/notebook/using-a-speaker-for-audio-output/</text:a></text:p>
      <text:p text:style-name="Standard"/>
      <text:p text:style-name="Standard"><text:a xlink:type="simple" xlink:href="http://hackaweek.com/hacks/?p=327">http://hackaweek.com/hacks/?p=327</text:a></text:p>
      <text:p text:style-name="Standard"/>
      <text:p text:style-name="Standard">http://xronosclock.com/files/xronos_2.1_schematic.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7T15:13:48.34</meta:creation-date>
    <dc:date>2015-02-10T00:26:13.68</dc:date>
    <meta:editing-duration>P5DT3H52M18S</meta:editing-duration>
    <meta:editing-cycles>40</meta:editing-cycles>
    <meta:generator>LibreOffice/3.5$Windows_x86 LibreOffice_project/165a79a-7059095-e13bb37-fef39a4-9503d18</meta:generator>
    <meta:document-statistic meta:table-count="0" meta:image-count="27" meta:object-count="0" meta:page-count="19" meta:paragraph-count="150" meta:word-count="1098" meta:character-count="8141" meta:non-whitespace-character-count="7042"/>
  </office:meta>
</office:document-meta>
</file>